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setembro/2024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LSON JORGE TELES MARINHO - CPF: 182.644.17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7/2024 a 16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LM REFRIGERACAO</text:p>
          </table:table-cell>
          <table:covered-table-cell table:number-columns-repeated="7"/>
          <table:table-cell office:value-type="string" table:number-columns-spanned="3" table:number-rows-spanned="1" table:style-name="ce21">
            <text:p>38.028.478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CARTÓRIO DO 4º OFÍCIO DE NOTAS DO DF</text:p>
          </table:table-cell>
          <table:covered-table-cell table:number-columns-repeated="7"/>
          <table:table-cell office:value-type="string" table:number-columns-spanned="3" table:number-rows-spanned="1" table:style-name="ce21">
            <text:p>06.162.854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S D E PRONTO PAGAMEN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6,6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5 - PR-AP - PROCURADORIA DA REPUBLICA - AMAP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UCLIDES ARAUJO RIBEIRO - CPF: 251.895.732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7/2024 a 05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ACRIPLACAS COM E SER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5.120.639/0001-24</text:p>
          </table:table-cell>
          <table:covered-table-cell table:number-columns-repeated="2"/>
          <table:table-cell office:value-type="string" table:number-columns-spanned="10" table:number-rows-spanned="1" table:style-name="ce23">
            <text:p>IDENTIFICAÇÃO DE AUTORIDADES QUE COMPORÃO A MESA DE HONRA DO SEMINÁRIO DA PRE NA PRÓXIMA QUARTA-FEIRA, 4 DE SETEMBR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UCLIDES ARAUJO RIBEIRO - CPF: 251.895.732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9/2024 a 0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P J J DA CRUZ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0.069.378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SOLICITO CONFECÇÃO DE CHAVE DE QUATRO PONTAS PARA O COFRE PATRIMÔNIO Nº. 12.003.306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P J J DA CRUZ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0.069.378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3 cópias de chave da sala 304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PMZ DISTRIBUIDORA S.A</text:p>
          </table:table-cell>
          <table:covered-table-cell table:number-columns-repeated="7"/>
          <table:table-cell office:value-type="string" table:number-columns-spanned="3" table:number-rows-spanned="1" table:style-name="ce21">
            <text:p>22.763.502/001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a compra de recipiente de silicone spray, atendendo solicitação do senhor Zaniel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CLICK WAY TECNOLOGIA E SERVIÇ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809.003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UTILIZADO NA SUBSTITUIÇÃO DAS FONTES DE ALIMENTAÇÃO DE NOTEBOOK A SEREM UTILIZADOS NA CAPACITAÇÃO DO GEORADAR, NOS DIAS 18 E 19/09/2024, NA PR/A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CLAUDIO R DE MEL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1.911.324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um engate rápido para a saída de ar do compressor que fica no prédio anexo, pois o atual apresentou proble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AUTO PLACAS AMAPÁ</text:p>
          </table:table-cell>
          <table:covered-table-cell table:number-columns-repeated="7"/>
          <table:table-cell office:value-type="string" table:number-columns-spanned="3" table:number-rows-spanned="1" table:style-name="ce21">
            <text:p>47.104.305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FUNDAMENTA-SE NO ART. 21 DA PORTARIA N° 235, DE 26 DE SETEMBRO DE 2022, QUE ESTABELECE O REGIMENTO INTERNO DO GAECO NO ÂMBITO DA PR-AP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ALESSANDRO MONTEIR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49.972.259/0001-93</text:p>
          </table:table-cell>
          <table:covered-table-cell table:number-columns-repeated="2"/>
          <table:table-cell office:value-type="string" table:number-columns-spanned="10" table:number-rows-spanned="1" table:style-name="ce23">
            <text:p>TENDO EM VISTA O SERVIÇO DE CAMPO QUE SERÁ REALIZADO PELA PRE NO DIA DAS ELEIÇÕES MUNICIPAIS, SOLICITO A V.SA PROVIDÊNCIAS URGENTES PARA AQUISIÇÃO DE PELÍCULAS FOTOCROMÁTICAS (QUE ESCURECEM OS VIDROS CORTANDO TOTALMENTE A VISÃO EXTERNA) PARA PELO MENOS DOIS VEÍCULOS DA PR-AP. TAL SOLICITAÇÃO SE JUSTIFICA PELA PRESERVAÇÃO DA SEGURANÇA DOS SERVIDORES EMPREGA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M &amp; C COMERCIO E SERVIÇO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4.736.728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PLOTAGENS DE PROJET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DRIANO DE SOUSA BATISTA - CPF: 778.777.805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6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AMORIM GALVAO E BADIN EXTINT E ENG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6.992.524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A PRBA ESTÁ FAZENDO UM CONTRATO ESTADUAL PARA RECARGA DE EXTINTORES. ENTRETANTO ESSE PROCEDIMENTO AINDA NÃO FINALIZOU E OS EXTINTORES DA PRM/EUNÁPOLIS ESTÃO VENCENDO ESSE MÊS DE SETEMBRO, NECESSITANDO ASSIM, URGENTEMENTE, DO SERVIÇO DE RECARGA, TENDO EM VISTA QUE É UM ITEM DE SEGURANÇ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6/09/2024</text:p>
          </table:table-cell>
          <table:covered-table-cell/>
          <table:table-cell office:value-type="string" table:number-columns-spanned="8" table:number-rows-spanned="1" table:style-name="ce22">
            <text:p>SOL MATERIAIS DE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14.766.356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O MICRO-ONDAS VOLTAGEM 110 V DA PRM/EUNÁPOLIS QUEBROU E O CONSERTO FICOU INVIÁVEL. TÍNHAMOS GUARDADO UM MICRO-ONDAS VOLTAGEM 220 V QUE VEIO DE TEIXEIRA. ENTÃO COMPRAMOS O TRANSFORMADOR PARA UTILIZAR ESSE EQUIPAMENTO. O VALOR DO CONSERTO 250% MAIS CARO QUE A COMPRA DO TRANSFORMA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7/2024 a 1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BATERIAS &amp; PEÇAS OK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31.412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DUAS BATERIAS DE 7AH PARA NOBREAKS DA PRM/VITÓRIA DA CONQUISTA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MEGABOX AUTOMOTIV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0.799.806/0002-33</text:p>
          </table:table-cell>
          <table:covered-table-cell table:number-columns-repeated="2"/>
          <table:table-cell office:value-type="string" table:number-columns-spanned="10" table:number-rows-spanned="1" table:style-name="ce23">
            <text:p>SHAMPOO AUTOMOTIVO LAVA AUTOS NEUTRO 5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9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8/2024 a 0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9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CARLOS ALBERT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0.368.600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A VÁLVULA DO LAVATÓRIO DO BANHEIRO DO GABINETE DO 3º OFÍCIO QUE APRESENTAVA VAZ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DESINSETIZADORA ARROJAD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582.332/000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DRENAGEM NO SUBSOLO DA GAR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MONTEIRO DA SILVA - CPF: 506.888.555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4 a 08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INOVA BAHIA PAPELAR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8.638.434/000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ÃO DISPONÍVEL NA SELOG. DESPESA DE PEQUENO VUL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EMBRATOP GEO-TECNOLOGI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497.158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ÃO DISPONÍVEL NA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4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2 - PR-CE - PROCURADORIA DA REPUBLICA - CE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TONIO CLAUDIO BARROS - CPF: 422.503.15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6/2024 a 09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06 (SEIS) CÓPIAS DE CHAVES, 01 (UMA) DA SALA DA SELOG E 05 (CINCO) DA SALA 903, EM ATENDIMENTO AS SNP'S 1735817 E 173721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CHAVEIRO ALMEID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7.315.989/0001-71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 DE 1 (UMA) CHAVE DA PORTA DA SALA 903 E 2 (DUAS) CÓPIAS DA CHAVE DA SALA 504, CONFORME SNP 173977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A ALVES NETO MÁQUINAS IMPRESSÃO</text:p>
          </table:table-cell>
          <table:covered-table-cell table:number-columns-repeated="7"/>
          <table:table-cell office:value-type="string" table:number-columns-spanned="3" table:number-rows-spanned="1" table:style-name="ce21">
            <text:p>23.646.863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IMPRESSÃO EM 0 (DUAS) FAIXAS ADESIVAS PARA A PORAT DE VIDRO DE ACESSO AO CADEIRANTE NA RECEPÇÃO DA PR-C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LME COMERCIO E SERVIÇOS DE EQUIPAMENTOS ELETRO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999.929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O FOGÃO, MARCA FISCHER DA PRM/JZN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6 - PR-GO - PROCURADORIA DA REPUBLICA - GOI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KE QUEIROZ DA CRUZ - CPF: 014.281.341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6/2024 a 1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5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EP LUZIANIA ALUGUEL DE EQUIPAMENTOS</text:p>
          </table:table-cell>
          <table:covered-table-cell table:number-columns-repeated="7"/>
          <table:table-cell office:value-type="string" table:number-columns-spanned="3" table:number-rows-spanned="1" table:style-name="ce21">
            <text:p>24.427.280/0001-87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NECESSÁRIO ALUGAR O ANDAIME PARA INSTALAÇÃO DO LETREIRO DA FACH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9/2024 a 1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0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NOEL GAS EIRELLI</text:p>
          </table:table-cell>
          <table:covered-table-cell table:number-columns-repeated="7"/>
          <table:table-cell office:value-type="string" table:number-columns-spanned="3" table:number-rows-spanned="1" table:style-name="ce21">
            <text:p>17.363.652/0001-9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GÁS DE COZINHA PARA PRM MONTES CLAR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AUDIMAR PEREIRA DIAS - CPF: 911.894.546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9/2024 a 09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7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CALHAS IPIRANG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5.758.084/0001-65</text:p>
          </table:table-cell>
          <table:covered-table-cell table:number-columns-repeated="2"/>
          <table:table-cell office:value-type="string" table:number-columns-spanned="10" table:number-rows-spanned="1" table:style-name="ce23">
            <text:p>ALINHAMENTO DE TODAS AS CALHAS NO ENTORNO DA PRM, POIS AS MESMAS ESTÃO COM O CAIMENTO ERRADO E ESTÃO ACUMULANDO ÁGUA. QUANDO HÁ CHUVA FORTE, ESSA ÁGUA ACUMULADA É JOGADA PARA CIMA DA LAJE, OUTRO DETALHE É QUE COM O CAIMENTO DESNIVELADO, FICA ÁGUA ACUMULADA NA CALHA, O QUE É PERIGOSO DEVIDO À DENG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IOGO SOARES SILVA - CPF: 081.638.836-9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9/2024 a 04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UDITEC SOLUCOES ELETRONICAS</text:p>
          </table:table-cell>
          <table:covered-table-cell table:number-columns-repeated="7"/>
          <table:table-cell office:value-type="string" table:number-columns-spanned="3" table:number-rows-spanned="1" table:style-name="ce21">
            <text:p>44.816.244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CORRETIVA DO PORTAO DE ACESSO DE ENTRADA DE CARROS N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9/2024 a 23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1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IRMAOS KEHDI COM. E IMP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5.628.819/0001-29</text:p>
          </table:table-cell>
          <table:covered-table-cell table:number-columns-repeated="2"/>
          <table:table-cell office:value-type="string" table:number-columns-spanned="10" table:number-rows-spanned="1" table:style-name="ce23">
            <text:p>APARECIMENTO DE MOSQUITOS TRANSMISSORES DE DOENÇAS (DENGUE, ZIKA, CHIKUNGUNYA, ETC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1,23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KAMILA ROMANHOL DE MIRANDA OAZEM - CPF: 039.770.846-7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9/2024 a 26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2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SOCIEDADE IRMÃOS BARROS ANDRAD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581.836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PINTURA DE PAREDE - FITA CREPE, LIXA, ROLO E TRINCH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8,1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AURA FRANCINE GUIMARAES NICOLINI FROES - CPF: 053.752.716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4</text:p>
          </table:table-cell>
          <table:covered-table-cell/>
          <table:table-cell office:value-type="string" table:number-columns-spanned="8" table:number-rows-spanned="1" table:style-name="ce22">
            <text:p>DMA DISTRIBUIDORA</text:p>
          </table:table-cell>
          <table:covered-table-cell table:number-columns-repeated="7"/>
          <table:table-cell office:value-type="string" table:number-columns-spanned="3" table:number-rows-spanned="1" table:style-name="ce21">
            <text:p>01.928.075/008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OFERECER COFFEE BREAK PARA EVENTOS INSTITUCIONAIS DA PR/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6,8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4</text:p>
          </table:table-cell>
          <table:covered-table-cell/>
          <table:table-cell office:value-type="string" table:number-columns-spanned="8" table:number-rows-spanned="1" table:style-name="ce22">
            <text:p>VERDEMAR</text:p>
          </table:table-cell>
          <table:covered-table-cell table:number-columns-repeated="7"/>
          <table:table-cell office:value-type="string" table:number-columns-spanned="3" table:number-rows-spanned="1" table:style-name="ce21">
            <text:p>65.124.307/0017-07</text:p>
          </table:table-cell>
          <table:covered-table-cell table:number-columns-repeated="2"/>
          <table:table-cell office:value-type="string" table:number-columns-spanned="10" table:number-rows-spanned="1" table:style-name="ce23">
            <text:p>OFERECER COFFEE BREAK PARA EVENTOS INSTITUCIONAIS DA PR/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7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4</text:p>
          </table:table-cell>
          <table:covered-table-cell/>
          <table:table-cell office:value-type="string" table:number-columns-spanned="8" table:number-rows-spanned="1" table:style-name="ce22">
            <text:p>SALGADOS CARVALH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1.388.178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OFERECER COFFEE BREAK PARA EVENTOS INSTITUCIONAIS DA PR/M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7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AURA FRANCINE GUIMARAES NICOLINI FROES - CPF: 053.752.716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9/2024 a 12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8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4</text:p>
          </table:table-cell>
          <table:covered-table-cell/>
          <table:table-cell office:value-type="string" table:number-columns-spanned="8" table:number-rows-spanned="1" table:style-name="ce22">
            <text:p>LEONARDO PAULA DA SILVA DOS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068.888.846-19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E GARÇOM PARA REUNIÃO SOLENE COM PROCURADOR-GERAL DA REPÚBLICA NESTA PR/MG, NO DIA 13 DE SETEMBR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DA SILVA GERALDO - CPF: 484.978.606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8/2024 a 18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CCR AUTO PEÇ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64.234.07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CÓPIAS DE CHAVES PARA ATENDER DEMANDAS DOS GABINETES DE PROCURADOR E SETORES INTERNOS DA PRMG E PRR6ª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2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DA SILVA GERALDO - CPF: 484.978.606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9/2024 a 0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LBR PLAC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4.417.140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6 (SEIS) PARES DE PLACAS DE SEGURANÇA PARA OS VEÍCULOS OFICIAIS: GM/CRUZE RFY-6E09, GM/CRUZE RFY-6E11, JEEP/COMPASS RFZ-8C47, JEEP/COMPASS RFZ-8C88, TOYOTA/HILUX GMF-7363 E FIAT/PALIO WEEKEND GMF-8079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9/2024 a 26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DIVI COMÉRCIO DE GÁS LTDA. (DIVINOGÁS)</text:p>
          </table:table-cell>
          <table:covered-table-cell table:number-columns-repeated="7"/>
          <table:table-cell office:value-type="string" table:number-columns-spanned="3" table:number-rows-spanned="1" table:style-name="ce21">
            <text:p>31.764.347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BOTIJÃO DE GÁS DE COZINHA A SER UTILIZADO NO FOGÃO DO REFEITÓRIO DA PROCURADORIA EM DIVINÓPOL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OSMARIO ABREU - CPF: 032.137.266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8/2024 a 22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3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MARLENE ROSA FONSECA</text:p>
          </table:table-cell>
          <table:covered-table-cell table:number-columns-repeated="7"/>
          <table:table-cell office:value-type="string" table:number-columns-spanned="3" table:number-rows-spanned="1" table:style-name="ce21">
            <text:p>33.566.624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GÁS PARA USO NA COZINHA D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LISON CARLOS SILVA - CPF: 037.325.526-8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9/2024 a 03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ROGÉRIO JOSÉ LIMA</text:p>
          </table:table-cell>
          <table:covered-table-cell table:number-columns-repeated="7"/>
          <table:table-cell office:value-type="string" table:number-columns-spanned="3" table:number-rows-spanned="1" table:style-name="ce21">
            <text:p>17.604.770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APARELHO DE AR CONDICIONADO INSTALADO NO CPD, PELA IMPORTANCIA DO AMBIENTE(CPD), TRATA-SE DE SERVIÇO URG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ELLINGTON LOPES - CPF: 028.424.926-2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9/2024 a 12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8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SR &amp; M COMERCIO E SERVICOS DE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592.323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2 (DUAS) BATERIAS, 7 VOLTS E 2 AH, PARA O SISTEMA NO BREAK DA FONTE DE ENERGIA DA CENTRAL DE CERCA ELÉTRICA, DA COBERTURA DE PERÍMETRO: DIVISA FUNDOS DA SEDE DA PRMG. DISPOSITIVO DE SEGURANÇA NOS CASOS DE PANE DE ENERG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42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FFERSON MARQUES ROSA PASSOS - CPF: 018.924.371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9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6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FORTES E FORTES LTDA PARAFUSOS E CI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874.177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TROCA PARA FINS DE SEGURANÇA. O VALOR MENOR SE DÁ PELO DESCONTO DE R$ 23,80 (COMO CONSTA NA NOTA) QUE PERFAZ A PORCENTAGEM DE 16,21%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HAVAN EM BARRA DO GARÇAS-MT</text:p>
          </table:table-cell>
          <table:covered-table-cell table:number-columns-repeated="7"/>
          <table:table-cell office:value-type="string" table:number-columns-spanned="3" table:number-rows-spanned="1" table:style-name="ce21">
            <text:p>79.379.491/01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JARRAS PARA ÁGUA AOS MEMBR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9/2024</text:p>
          </table:table-cell>
          <table:covered-table-cell/>
          <table:table-cell office:value-type="string" table:number-columns-spanned="8" table:number-rows-spanned="1" table:style-name="ce22">
            <text:p>A.N. GAS E AGUA</text:p>
          </table:table-cell>
          <table:covered-table-cell table:number-columns-repeated="7"/>
          <table:table-cell office:value-type="string" table:number-columns-spanned="3" table:number-rows-spanned="1" table:style-name="ce21">
            <text:p>12.305.224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ORME AUTORIZAÇÃO VIA DESPACHO SE/PRMT - PR-MT-00046801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RGE ANDRE SCHNEIDER - CPF: 907.950.751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8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DATAPLUS INF. E ELETR. LTDA - SNP</text:p>
          </table:table-cell>
          <table:covered-table-cell table:number-columns-repeated="7"/>
          <table:table-cell office:value-type="string" table:number-columns-spanned="3" table:number-rows-spanned="1" table:style-name="ce21">
            <text:p>36.902.971/0004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 PRM FICA NO "FIM DA LINHA" DA REDE ELÉTRICA E TEM MUITAS OSCILAÇÕES DE ENERGIA. COM ISSO TORNA-SE NECESSÁRIO DEIXAR OS NOBREAKS EM PLENA ATIVIDADE. ESSA BATERIA FOI PARA RECUPERAR O NOBREAK DO PROCURADOR DR PAULO TAEK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9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ELER DE SOUZA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829.825/0001-1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COPOS DE VIDRO PARA UTILIZAÇÃO NOS BEBEDORES (EVITANDO ASSIM O USO DE COPOS DESCARTÁVEIS) ASSIM COMO EM REFEIÇÕ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LN COM. DE ELETRONICOS LTDA - KADRI LOJA 03</text:p>
          </table:table-cell>
          <table:covered-table-cell table:number-columns-repeated="7"/>
          <table:table-cell office:value-type="string" table:number-columns-spanned="3" table:number-rows-spanned="1" table:style-name="ce21">
            <text:p>01.030.685/0005-05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EXTENSÕES DE ENERGIA ELÉTRICA PARA USO NAS ESTAÇÕES DE TRABAHO OU EM A SITUAÇÕES EMERGENCIAS (ADAPTAÇÕES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FRANCIS COMERCIO DE 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678.796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GÁS DE COZINHA, VISTO QUE NÃO É COBERTO POR NENHUM <text:s/>CONTRA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TAPEÇARIA CELES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484.599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REFORMA DE ASSENTO DE CADEIRA VISTO QUE O ASSENTO ORIGINAL DE PLÁSTICO SECO RACHOU E OFERECIA RISCO, INCLUSIVE PARA A SERVIDORA GRÁVIDA. TRATA-SE DE CADEIRA DO REFEITÓ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TAPEÇARIA CELES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484.599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REFORMA EM ASSENTO DE CADEIRA, INCLUSIVE PARA ATENDER SERVIDORA GRÁVID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8/2024 a 25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VERDAO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432.150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4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5 - PR-PA - PROCURADORIA DA REPUBLICA - P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ODOALDO ANTONIO DA SILVA CAVALCANTE - CPF: 338.500.112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7/2024 a 25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SUPERMERCADO CORAÇÃO DE MÃ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17.824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ÕES DE FILTROS PARA CAFÉ E COPOS DESCARTÁVEIS PARA USO NA COPA/COZINHA DA PRM-SANTARÉM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5,2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6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LIDER COMERCIO E INDUSTRIA LTD</text:p>
          </table:table-cell>
          <table:covered-table-cell table:number-columns-repeated="7"/>
          <table:table-cell office:value-type="string" table:number-columns-spanned="3" table:number-rows-spanned="1" table:style-name="ce21">
            <text:p>05.054.671/0006-6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QUATRO GARRAFAS TÉRMICAS PARA ARMAZENAMENTO DE BEBIDAS QUENTES, UTILIZADAS PELO SERVIÇO DE COPEIRAGEM NOS PRÉDIOS SEDE E ANEXO DA PRP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5,6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UAS PASSAGENS DE CAMAROTE PARA TRANSPORTE DOS SERVIDORES SAVIO BARROS E VOLNEI FIGUEIREDO, DA CIDADE DE BELÉM-PA PARA CIDADE DE PORTEL NO DIA 28/08/2024, EM <text:s/>DESLOCAMENTO PARA CUMPRIMENTO DE DILIGÊNCIA, PR-PA-00042144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9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6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ANGLASS COMUNICAÇÃO E SINALIZAÇÃO VISUAL</text:p>
          </table:table-cell>
          <table:covered-table-cell table:number-columns-repeated="7"/>
          <table:table-cell office:value-type="string" table:number-columns-spanned="3" table:number-rows-spanned="1" table:style-name="ce21">
            <text:p>04.798.838/0001-23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AS LETRAS EM ADESIVO NAS PLACAS DE IDENTIFICAÇÃO DA DIGEP, POR MUDANÇA DE NOME DO SET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9/2024 a 15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SOUZA COSTA MATERIAL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516.312/0001-2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PARA PINTURA DE ALGUMAS SALAS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1,2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LEO DISTRIBUIDORA DE MATERIAL DE CONSTRUÇÃO E COMÉRCIO DE TINTAS</text:p>
          </table:table-cell>
          <table:covered-table-cell table:number-columns-repeated="7"/>
          <table:table-cell office:value-type="string" table:number-columns-spanned="3" table:number-rows-spanned="1" table:style-name="ce21">
            <text:p>11.328.757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PARA O SERVIÇO DE PINTURA DO TÉRREO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935,1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0 - PR-PI - PROCURADORIA DA REPUBLICA - PIAUI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GNALDO ARAUJO SOARES - CPF: 343.026.11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8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DISTRIBUIÇÃO DE ALIMENTOS VANGUARDA SA (CARVALHO SUPER - JOÃO XIII)</text:p>
          </table:table-cell>
          <table:covered-table-cell table:number-columns-repeated="7"/>
          <table:table-cell office:value-type="string" table:number-columns-spanned="3" table:number-rows-spanned="1" table:style-name="ce21">
            <text:p>31.838.128/0018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 NOS DIAS 28/08/2024 E 3 A 4 DE SETEMBR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5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LA TRUPEL</text:p>
          </table:table-cell>
          <table:covered-table-cell table:number-columns-repeated="7"/>
          <table:table-cell office:value-type="string" table:number-columns-spanned="3" table:number-rows-spanned="1" table:style-name="ce21">
            <text:p>02.215.20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TRIGART</text:p>
          </table:table-cell>
          <table:covered-table-cell table:number-columns-repeated="7"/>
          <table:table-cell office:value-type="string" table:number-columns-spanned="3" table:number-rows-spanned="1" table:style-name="ce21">
            <text:p>08.318.561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HORTFRUT CENTENARIO</text:p>
          </table:table-cell>
          <table:covered-table-cell table:number-columns-repeated="7"/>
          <table:table-cell office:value-type="string" table:number-columns-spanned="3" table:number-rows-spanned="1" table:style-name="ce21">
            <text:p>63.343.016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TRIGART</text:p>
          </table:table-cell>
          <table:covered-table-cell table:number-columns-repeated="7"/>
          <table:table-cell office:value-type="string" table:number-columns-spanned="3" table:number-rows-spanned="1" table:style-name="ce21">
            <text:p>08.318.561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LA TRUPEL</text:p>
          </table:table-cell>
          <table:covered-table-cell table:number-columns-repeated="7"/>
          <table:table-cell office:value-type="string" table:number-columns-spanned="3" table:number-rows-spanned="1" table:style-name="ce21">
            <text:p>02.215.206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ALIMENTÍCIO PARA CONSUMO EM COFFEE-BREAK EM EVENTO NA PR/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GNALDO ARAUJO SOARES - CPF: 343.026.113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9/2024 a 2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3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RICARDO MACED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819.780.493-15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PAGAMENTO <text:s/>DE <text:s/>PESSOAL <text:s/>EXTRA-QUADRO <text:s/>QUANDO <text:s/>DA <text:s/>REALIZAÇÃO <text:s/>2º <text:s/>PROCESSO SELETIVO <text:s/>PÚBLICO <text:s/>DE ESTAGIÁRIOS 2024, DAS ÁREAS DE DIREITO E ADMINISTRAÇÃO, COM PROVAS EM 15/09/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MARIA KATIANY MOURA PIRES</text:p>
          </table:table-cell>
          <table:covered-table-cell table:number-columns-repeated="7"/>
          <table:table-cell office:value-type="string" table:number-columns-spanned="3" table:number-rows-spanned="1" table:style-name="ce21">
            <text:p>757.943.813-5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PAGAMENTO <text:s/>DE <text:s/>PESSOAL <text:s/>EXTRA-QUADRO <text:s/>QUANDO <text:s/>DA <text:s/>REALIZAÇÃO <text:s/>2º <text:s/>PROCESSO SELETIVO <text:s/>PÚBLICO <text:s/>DE ESTAGIÁRIOS 2024, DAS ÁREAS DE DIREITO E ADMINISTRAÇÃO, COM PROVAS EM 15/09/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OSMARINA FERREIRA MATIAS DOS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814.144.393-34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PAGAMENTO <text:s/>DE <text:s/>PESSOAL <text:s/>EXTRA-QUADRO <text:s/>QUANDO <text:s/>DA <text:s/>REALIZAÇÃO <text:s/>2º <text:s/>PROCESSO SELETIVO <text:s/>PÚBLICO <text:s/>DE ESTAGIÁRIOS 2024, DAS ÁREAS DE DIREITO E ADMINISTRAÇÃO, COM PROVAS EM 15/09/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LEXANDRE FERREIRA COELHO - CPF: 021.677.813-1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6/2024 a 06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FARIAS &amp; MONTEIR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817.048/0001-7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A TORNEIRA PARA SUBSTITUIR A TORNEIRA DA COZINHA E DE UM REGISTRO PARA SUBSTITUIR O QUEBRADO DO SISTEMA DE IRRIGAÇÃO D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MARIA DA COSTA OLIVEIRA - CPF: 984.684.807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4 a 2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TAMOIO DENTA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031.691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MARISA GOMES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30.245.092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EM FALTA OU PRESTES A ACAB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STROLIGO PECLY - CPF: 041.839.667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4 a 0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VIDRA SOM FRIBURGO EQUIPA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2.565.60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REPARO SIMPLES DA VIATURA PAL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LATTANZI CAETANO COM E MANUT DE EXTINTORES</text:p>
          </table:table-cell>
          <table:covered-table-cell table:number-columns-repeated="7"/>
          <table:table-cell office:value-type="string" table:number-columns-spanned="3" table:number-rows-spanned="1" table:style-name="ce21">
            <text:p>36.125.136/000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EVENTUAL COMBATE A INCÊNDI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CASA IZA ELETRÔN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9.249.420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ITENS PARA MELHOR ADEQUAÇÃO DO NOVO ESPAÇO FÍSICO DA PRM. SUPORTE DE PILHA PARA MANUTENÇÃO DE UM COFR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NEW PAPER PAPELARIA E UTILIDADES EIRELI-ME</text:p>
          </table:table-cell>
          <table:covered-table-cell table:number-columns-repeated="7"/>
          <table:table-cell office:value-type="string" table:number-columns-spanned="3" table:number-rows-spanned="1" table:style-name="ce21">
            <text:p>28.613.656/0004-41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MELHOR EQUIPAR A COZINH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1,6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INA FAULSTICH NEVES JOSIAS - CPF: 070.495.407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8/2024 a 12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FORTLARM SERVIÇOS DE MONITORAMENT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726.922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O GRAVADOR DAS IMAGENS QUE A CÂMERA ARMAZENA APRESENTOU DEFEITO E MESMO COM A VISITA DE UM TÉCNICO NA SEDE, NÃO FOI POSSÍVEL ARRUMAR, DIANTE DISSO A PRM RESENDE RECEBEU UMA UNIDADE DE GRAVADOR DVR DE OUTRA PRM, NO QUAL TAMBÉM APRESENTOU DEFEITO, SENDO NECESSÁRIO O CONSERTO DELES, UMA VEZ QUE A PRRJ NÃO POSSUÍA OUTRO PARA NOS ATENDER. FOI AUTORIZADO PELO ILUSTRE SECRETÁRIO ESTADUAL O CONSERTO DE MODO EXCEPCIONAL COM A CIÊNCIA DO COORDENADOR DE ADMINISTRAÇÃO DE LÁ. APENAS 1 EMPRESA ACEITOU APRESENTAR O ORÇ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TIRO CERTO MATERIAL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5.509.791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ACABAMENTO DE DESCARGA, DOCOL, PARA REPOR A QUE HAVIA QUEBRADO NO BANHEIRO DE ACESSIBILIDADE DO 1 AND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,1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8/2024 a 06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3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GIL DOS SANTOS - CPF: 051.716.467-1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2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MJ PAPEL E SUPRIMENTO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1.027.292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LGUNS MOUSE PADS ESTAVAM MUITO DESGASTADOS, COMO A SEÇÃO DE MATERIAL COMUNICOU QUE NÃO ESTÃO MAIS FORNECENDO ESSE PRODUTO, FOI NECESSÁRIO FAZER A COMP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MATEUS DE SOUZA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36.739.847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 DA VIATURA OFICIAL, A FIM DE QUE ESTEJA EM BOAS CONDIÇÕES DE USO PARA OS PROCURAD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09/2024</text:p>
          </table:table-cell>
          <table:covered-table-cell/>
          <table:table-cell office:value-type="string" table:number-columns-spanned="8" table:number-rows-spanned="1" table:style-name="ce22">
            <text:p>JCP SANTOS DISTRIBUI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4.996.267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A COLABORADORA DA ÁREA DE LIMPEZA VEM TENDO PROBLEMAS DE SAÚDE COM O MANUSEIO DE PRODUTOS QUÍMICOS. APESAR DE TERMOS SOLICITADO O MATERIAL PARA A EMPRESA CONTRATADA, NÓS NÃO RECEBEMOS. DIANTE DA URGÊNCIA DA SITUAÇÃO, FOI NECESSÁRIO FAZER A COMPRA DO MATER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7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PURAGUA COMERCIO E REPRESENTAÇÃO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6.881.461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<text:s/>NECESSÁRIO <text:s/>FAZER <text:s/>A <text:s/>SUBSTITUIÇÃO <text:s/>DE <text:s/>4 <text:s/>(QUATRO) <text:s/>TORNEIRAS CONECTORAS <text:s/>PARA <text:s/>OS <text:s/>BEBEDOUROS <text:s/>D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7/2024 a 22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HORIZON TECNOLOGIA E IMPORTAÇÃO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3.168.659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MPRA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UMBERTO DE DEUS PINNA JUNIOR - CPF: 964.013.707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OSMAGRIO REFRIGERAÇÃO E CLIMATIZ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9.089.849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6,2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BARÃO DO ALUMÍNIO</text:p>
          </table:table-cell>
          <table:covered-table-cell table:number-columns-repeated="7"/>
          <table:table-cell office:value-type="string" table:number-columns-spanned="3" table:number-rows-spanned="1" table:style-name="ce21">
            <text:p>42.471.870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3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4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9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FFERSON MELLO DE CASTRO - CPF: 023.070.357-7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8/2024 a 25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4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ENGELUZ COMERCIAL E INSTALA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089.620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O PAR DE DISJUNTORES TRIFÁSICOS DE 16 AMPERES PARA O QUADRO DAS BOMBAS DO SUBSOLO QUE ESTAVAM COM DEFEI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0,1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CLESIO VIEIRA DOS SANTOS 01511396792</text:p>
          </table:table-cell>
          <table:covered-table-cell table:number-columns-repeated="7"/>
          <table:table-cell office:value-type="string" table:number-columns-spanned="3" table:number-rows-spanned="1" table:style-name="ce21">
            <text:p>35.584.132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DE MANUTENÇÃO CORRETIVA NO PAINEL DAS BOMBAS DO SUBSOLO, COM SUBSTITUIÇÃO DE BOIAS E DISJUNT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08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BOS DE REDE PARA A IMPLANTAÇÃO DOS NOVOS TELEFONES IPS NA PRM/SP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4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ENGELUZ COMERCIAL E INSTALA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089.620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O DISJUNTOR PRINCIPAL, CAIXA MOLDADA 3X 200A, 20 KA, DA PRM/SÃO PEDRO DA ALDEIA QUE APRESENTOU DEFEITO DEIXANDO A UNIDADE SEM LUZ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7,7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4 a 0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DIB2011 COMERCIO DE ALI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602.865/0004-12</text:p>
          </table:table-cell>
          <table:covered-table-cell table:number-columns-repeated="2"/>
          <table:table-cell office:value-type="string" table:number-columns-spanned="10" table:number-rows-spanned="1" table:style-name="ce23">
            <text:p>A ÁGUA ENTREGUE PELA EMPRESA PRESTADORA DE SERVIÇO APRESENTOU GOSTO DIFERENTE. FOI SOLICITADA A TROCA. PARA QUE A UNIDADE NÃO FICASSE SEM AGUA PARA O CONSUMO DOS SERVIDORES, FOI ADQUIRIDO UM FAR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34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TLM COMÉRCIO DE FERRAGEN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87.621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FORAM ADQUIRIDOS REFLETORES PARA COMPOR A SEGURANÇA FÍSICA DAS INSTALAÇÕES DA UNIDADE. O ACABAMENTO FOI ADQUIRIDO PARA REDUZIR O IMPACTO VISUAL DE INSTALAÇÃO ELÉTR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4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9/2024</text:p>
          </table:table-cell>
          <table:covered-table-cell/>
          <table:table-cell office:value-type="string" table:number-columns-spanned="8" table:number-rows-spanned="1" table:style-name="ce22">
            <text:p>NOSSOLAR COMERCIO DE UTILIDADE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3.047.017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FORAM ADQUIRIDOS SUPORTES PARA PAPEL HIGIÊNICO E BOLSAS PARA SEREM INSTALADOS EM UM DOS BANHEIROS DA PRM-PETRÓPOL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,9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SANTOS CARNEIRO MAT ELET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16.882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TROCADO UM ASSENTO SANITÁRIO QUE SE ENCONTRAVA DETERIOR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CIA BRASILEIRA DE DISTRIBUI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47.508.411/1679-56</text:p>
          </table:table-cell>
          <table:covered-table-cell table:number-columns-repeated="2"/>
          <table:table-cell office:value-type="string" table:number-columns-spanned="10" table:number-rows-spanned="1" table:style-name="ce23">
            <text:p>FORAM ADQUIRIDOS MATERIAIS DE LIMPEZA DE AUTOMOVEIS, PARA MANTER AS VIATURAS DA PRM PETRÓPOLIS EM BOM ESTADO DE LIMPEZ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89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ELETRÔNICA TEFF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143.088/0001-82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ADQUIRIDO UM HEADSET PARA UM DOS GABINETES, PARA QUE FOSSE VIABILIZADA A REALIZAÇÕES DE REUNIÕES POR VÍDEO CONFERÊNCIA. TAMBÉM FOI COMPRADO UM NOVO CONTROLE REMOTO PARA O PORTÃO ELETRÔNICO DA UNIDADE, POIS O ANTIGO DEU PROBLE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EONARDO NUNES JANNUZZI - CPF: 094.113.837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8/2024 a 29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CONECT SHOP COMÉRCIO E ACESSÓRI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001.482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4</text:p>
          </table:table-cell>
          <table:covered-table-cell/>
          <table:table-cell office:value-type="string" table:number-columns-spanned="8" table:number-rows-spanned="1" table:style-name="ce22">
            <text:p>PIRAGIBE SERVIÇOS GRÁFICOS E DIGITAIS</text:p>
          </table:table-cell>
          <table:covered-table-cell table:number-columns-repeated="7"/>
          <table:table-cell office:value-type="string" table:number-columns-spanned="3" table:number-rows-spanned="1" table:style-name="ce21">
            <text:p>24.436.747/0001-5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S7S3W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371.239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2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S7S3W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371.239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IVIA NUNES RODRIGUES LEME - CPF: 091.279.167-5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4 a 2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DROGARIAS PACHECO SA</text:p>
          </table:table-cell>
          <table:covered-table-cell table:number-columns-repeated="7"/>
          <table:table-cell office:value-type="string" table:number-columns-spanned="3" table:number-rows-spanned="1" table:style-name="ce21">
            <text:p>33.438.250/0362-77</text:p>
          </table:table-cell>
          <table:covered-table-cell table:number-columns-repeated="2"/>
          <table:table-cell office:value-type="string" table:number-columns-spanned="10" table:number-rows-spanned="1" table:style-name="ce23">
            <text:p>ITEM COM PRAZO DE VALIDADE PRÓXIMO DO VENCI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4,9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JESUS DOS SANTOS CARVALHO - CPF: 872.163.967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LEROY MERLIN CIA BRASILEIRA DE BRICOLAGEM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23-0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ITENS PARA MANUTENÇÃO DAS DEPENDÊNCIAS DA PRM NITERÓI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5,0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BAZAR TRIANON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0.090.278/0001-68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CONSERTO DE BANHEIRO E PILHAS PARA CONTROLES DE AR CONDICIONAD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7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CARLOS HENRIQUE DA SILVA GOMES</text:p>
          </table:table-cell>
          <table:covered-table-cell table:number-columns-repeated="7"/>
          <table:table-cell office:value-type="string" table:number-columns-spanned="3" table:number-rows-spanned="1" table:style-name="ce21">
            <text:p>12.422.422/0001-34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02 CHAVES PARA ARMARIO DA COPA DO 4º ANDAR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UBEM TOSTES PEREIRA - CPF: 903.151.897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2/07/2024 a 27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JOVEL MATERIAL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8.368.751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EQUIPAMENTOS PARA UTILIZAÇÃO EM MANUTENÇÃO DA PRM ITAPERUNA. FITA DUPLA FACE PARA COLAGEM DE OBJETOS (PLACAS E DISPLAYS) E TRENA PARA MEDIÇÃO DE ESPAÇOS E MANUTENÇÃO NA PRM ITAPERUN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1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ETERNIZE COMERCIO E SERVICOS FOTOGRAFICO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37.464.824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ATERIA 9V PARA UTILIZAÇÃO EM TESTADOR DE CABO DE REDE PARA PRM ITAPERUN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AMARAL OLIVEIRA SILVA JUNIO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599.379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NECTORES RJ045 PARA UTILIZAÇÃO NO NOVO CABEAMENTO DA REDE DO MPF ITAPERUNA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COMERCIAL KOJAK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1.387.541/0001-9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VELKRO PARA UTILIZAÇÃO NA MONTAGEM DOS CABOS DA PRM ITAPERUNA E DOS CABOS NO BASTIDOR DE REDE DA PRM ITAPERU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7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9/2024</text:p>
          </table:table-cell>
          <table:covered-table-cell/>
          <table:table-cell office:value-type="string" table:number-columns-spanned="8" table:number-rows-spanned="1" table:style-name="ce22">
            <text:p>AMARAL OLIVEIRA SILVA JUNIO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599.379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- ITEM ADQUIRIDO PARA INSTALAÇÃO DO APARELHO SERVIDOR DE REDE DA UNIDADE EM NOVO LOCAL, EM ADAPTAÇÃO DA NOVA SE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7/09/2024</text:p>
          </table:table-cell>
          <table:covered-table-cell/>
          <table:table-cell office:value-type="string" table:number-columns-spanned="8" table:number-rows-spanned="1" table:style-name="ce22">
            <text:p>CARLOS ALBERTO FERREIRA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52.426.573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- SERVIÇO REALIZADO EM RAZÃO DE FUNCIONAMENTO INSATISFATÓRIO DO APARELHO APÓS MUDANÇA DE LOCAL DE INSTALAÇÃO NA SEDE DA PRM ITAPERUNA. REALIZADO EM CARÁTER EMERGENCIAL EM RAZÃO DE SER O ÚNICO APARELHO DO 1º PISO DA UNIDADE (RECEPÇÃO)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9/2024</text:p>
          </table:table-cell>
          <table:covered-table-cell/>
          <table:table-cell office:value-type="string" table:number-columns-spanned="8" table:number-rows-spanned="1" table:style-name="ce22">
            <text:p>POLIANA RIGON DO CARMO DE ASSIS</text:p>
          </table:table-cell>
          <table:covered-table-cell table:number-columns-repeated="7"/>
          <table:table-cell office:value-type="string" table:number-columns-spanned="3" table:number-rows-spanned="1" table:style-name="ce21">
            <text:p>22.886.111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- SERVIÇOS REALIZADOS PARA UTILIZAÇÃO NOS NOVOS ESPAÇOS DA SEDE DA PRM ITAPERUNA, PARA FACILITAÇÃO DO PÚBLICO INTERNO E EXTERN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ULISSES MANHAES DA SILVA - CPF: 072.199.917-4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7/2024 a 1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L M REQUINTE DISTRIBUI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3.547.326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VEDAR ESQUADRIA/VIDRO, QUE ESTAVA COM BARULHO DE TREPIDAÇÃO, POR CONTA DE APARELHO DE AR CONDICIONADO DE JANEL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OMAR LUIZ SAUSEN - CPF: 981.023.709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8/2024 a 06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JEAN ALVES</text:p>
          </table:table-cell>
          <table:covered-table-cell table:number-columns-repeated="7"/>
          <table:table-cell office:value-type="string" table:number-columns-spanned="3" table:number-rows-spanned="1" table:style-name="ce21">
            <text:p>53.900.058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LIMPEZA DAS <text:s/>PASTILHAS <text:s/>EXTERNAS <text:s/>E <text:s/>A <text:s/>PINTURA <text:s/>DOS <text:s/>LETREIROS <text:s/>DE <text:s/>IDENTIFICAÇÃO <text:s/>TANTO <text:s/>DA <text:s/>PROCURADORIA <text:s/>DA REPÚBLICA NO MUNICÍPIO DE JI-PARANÁ QUANTO DA PROCURADORIA REGIONAL DO TRABALH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8/2024 a 06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5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NOVA VELOZ IMPRESS COM E SERVIÇOS DE FACHADAS E PAINEIS</text:p>
          </table:table-cell>
          <table:covered-table-cell table:number-columns-repeated="7"/>
          <table:table-cell office:value-type="string" table:number-columns-spanned="3" table:number-rows-spanned="1" table:style-name="ce21">
            <text:p>19.978.338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RH SITTA COM E CONF DE CHAVES</text:p>
          </table:table-cell>
          <table:covered-table-cell table:number-columns-repeated="7"/>
          <table:table-cell office:value-type="string" table:number-columns-spanned="3" table:number-rows-spanned="1" table:style-name="ce21">
            <text:p>22.879.498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7º OFÍC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AIBARA DISTRIBUIDORA DE PEÇAS</text:p>
          </table:table-cell>
          <table:covered-table-cell table:number-columns-repeated="7"/>
          <table:table-cell office:value-type="string" table:number-columns-spanned="3" table:number-rows-spanned="1" table:style-name="ce21">
            <text:p>84.572.650/0002-8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L L PRODUTOS AUTOMOTIV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57.229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4</text:p>
          </table:table-cell>
          <table:covered-table-cell/>
          <table:table-cell office:value-type="string" table:number-columns-spanned="8" table:number-rows-spanned="1" table:style-name="ce22">
            <text:p>R N S GRÁFICA E COMUNICAÇÃO VISUAL</text:p>
          </table:table-cell>
          <table:covered-table-cell table:number-columns-repeated="7"/>
          <table:table-cell office:value-type="string" table:number-columns-spanned="3" table:number-rows-spanned="1" table:style-name="ce21">
            <text:p>27.307.220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RODRIGO BATERI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9.517.498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2,2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CICLOTINA COMÉRCIO E SERVIÇOS</text:p>
          </table:table-cell>
          <table:covered-table-cell table:number-columns-repeated="7"/>
          <table:table-cell office:value-type="string" table:number-columns-spanned="3" table:number-rows-spanned="1" table:style-name="ce21">
            <text:p>46.177.124/0001-4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9/2024</text:p>
          </table:table-cell>
          <table:covered-table-cell/>
          <table:table-cell office:value-type="string" table:number-columns-spanned="8" table:number-rows-spanned="1" table:style-name="ce22">
            <text:p>F C SOARES COM VAR DE MAD E ART-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965.443/0001-04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9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7,6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1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RH SITTA COM E CONF DE CHAVES</text:p>
          </table:table-cell>
          <table:covered-table-cell table:number-columns-repeated="7"/>
          <table:table-cell office:value-type="string" table:number-columns-spanned="3" table:number-rows-spanned="1" table:style-name="ce21">
            <text:p>22.879.498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A ASSEJUR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COPIADORA RORIZ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22.882.427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A ASSES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12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D BRASIL DA SILV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763.212/0001-2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 ATENDER A SOLICITAÇÃO DA PRM JI PARANÁ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961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EBASTIAO CARVALHO DE SOUZA NETO - CPF: 142.780.302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8/2024 a 30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CONTATO TELECOM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63.745.434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CONSERTO DO MOTOR DO PORTÃO DO ESTACIONAMENTO, NOTA FISCAL 4848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4,6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DOUBLE CRIATIVE</text:p>
          </table:table-cell>
          <table:covered-table-cell table:number-columns-repeated="7"/>
          <table:table-cell office:value-type="string" table:number-columns-spanned="3" table:number-rows-spanned="1" table:style-name="ce21">
            <text:p>15.031.383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ANNER PARA LANÇAMENTO DA CAMPANHA DOS MPS NO COMBATE AO ASSÉDIO ELEITOR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7,3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NI EDERSON RIBEIRO - CPF: 631.973.080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9/2024</text:p>
          </table:table-cell>
          <table:covered-table-cell/>
          <table:table-cell office:value-type="string" table:number-columns-spanned="8" table:number-rows-spanned="1" table:style-name="ce22">
            <text:p>BELLER COMÉRCIO DE PAP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63.868/0013-57</text:p>
          </table:table-cell>
          <table:covered-table-cell table:number-columns-repeated="2"/>
          <table:table-cell office:value-type="string" table:number-columns-spanned="10" table:number-rows-spanned="1" table:style-name="ce23">
            <text:p>JUSTIFICA-SE A COMPRA DO MATERIAL POR SER UM MARCADOR RESISTENTE À ÁGUA E TEM UTILIDADE PARA MARCAR ITENS DE SEGURANÇAINSTITUCIONAL COMO COLETES, COLDRES, BATERIAS DE DRONE E RÁDIO, RÁDIOS, BASES CARREGADORAS ETC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98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BELLER COMERCIO DE PAP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63.868/0008-90</text:p>
          </table:table-cell>
          <table:covered-table-cell table:number-columns-repeated="2"/>
          <table:table-cell office:value-type="string" table:number-columns-spanned="10" table:number-rows-spanned="1" table:style-name="ce23">
            <text:p>OS MAPAS SERÃO FIXADOS NOS QUADROS DE VIDRO PARA POSSIBILITAR A MARCAÇÃO DE <text:s/>UNIDADES, REGIÕES DE ATUAÇÃO DOS OFÍCIOS DO MPF/RS E PONTOS DE INTERESS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,9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7/2024 a 0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COML DE MEDICAMENTOS RS FARMA FL 4</text:p>
          </table:table-cell>
          <table:covered-table-cell table:number-columns-repeated="7"/>
          <table:table-cell office:value-type="string" table:number-columns-spanned="3" table:number-rows-spanned="1" table:style-name="ce21">
            <text:p>06.133.585/0004-4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O GABINETE MÉDICO DA PR/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3,1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ZAMPIERON E DALACOR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2.783.927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UTITLIZAÇÃO NA MESA DE REUNIÕES DA DE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9,7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LUCIA VIEIRA FONTANELLA - CPF: 593.909.059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7/2024 a 14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5/09/2024</text:p>
          </table:table-cell>
          <table:covered-table-cell/>
          <table:table-cell office:value-type="string" table:number-columns-spanned="8" table:number-rows-spanned="1" table:style-name="ce22">
            <text:p>CANVA PTY. LTD</text:p>
          </table:table-cell>
          <table:covered-table-cell table:number-columns-repeated="7"/>
          <table:table-cell office:value-type="string" table:number-columns-spanned="3" table:number-rows-spanned="1" table:style-name="ce21">
            <text:p>03955452648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ASSINATURA CANVA EQUIPES, PARA TRÊS PARTICIPANTES, PELO PERÍODO DE UM ANO A PARTIR DE 15/09/2024, POR MEIO DE SUPRIMENTO DE FUNDOS, CONFORME SOLICITAÇÃO QUE CONSTA NO PGEA - 1.33.000.001214/2024-8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BRAITNER MARQUES MENDES - CPF: 023.712.409-2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3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9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64-07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ITENS DIVERSOS - PILHAS PARA CONTROLES, FECHADURAS, FITA DUPLA FACE E SUPORTE CAFÉ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CASA DOS REPAROS - JOSÉ JUCIMAR RAIMONDI ME</text:p>
          </table:table-cell>
          <table:covered-table-cell table:number-columns-repeated="7"/>
          <table:table-cell office:value-type="string" table:number-columns-spanned="3" table:number-rows-spanned="1" table:style-name="ce21">
            <text:p>82.965.104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E VAZAMENTO HIDRÁULICO NA COPA DO 3º ANDAR DA PRM JOINVILLE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CASA DO PARAFUSO LTDA - ANITA GARIBALDI - JOINVILLE</text:p>
          </table:table-cell>
          <table:covered-table-cell table:number-columns-repeated="7"/>
          <table:table-cell office:value-type="string" table:number-columns-spanned="3" table:number-rows-spanned="1" table:style-name="ce21">
            <text:p>79.939.484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MELHORAR A FIXAÇÃO DA GRELHA DA CALHA DE CHUVA DA ENTRADA DA PRM JOINVILL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SAKAE - ANDRÉ FELIPE POLZIN</text:p>
          </table:table-cell>
          <table:covered-table-cell table:number-columns-repeated="7"/>
          <table:table-cell office:value-type="string" table:number-columns-spanned="3" table:number-rows-spanned="1" table:style-name="ce21">
            <text:p>36.316.41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LOJÃO ASTRAL - GP CPMERCIAL DE ARMARINHOS LTDA - JOINVILLE - FLOREST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9.643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OS NOVOS MODELOS DE CPU NÃO PODEM SER CONECTADOS AOS ESTABILIZADORES SEGUNDO A INFORMÁT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5,9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ANDRA SA ELECTRIC SOLUTIONS - GLÓRIA - JOINVILLE</text:p>
          </table:table-cell>
          <table:covered-table-cell table:number-columns-repeated="7"/>
          <table:table-cell office:value-type="string" table:number-columns-spanned="3" table:number-rows-spanned="1" table:style-name="ce21">
            <text:p>47.674.429/0005-51</text:p>
          </table:table-cell>
          <table:covered-table-cell table:number-columns-repeated="2"/>
          <table:table-cell office:value-type="string" table:number-columns-spanned="10" table:number-rows-spanned="1" table:style-name="ce23">
            <text:p>SENSORES FOTOELÉTRICOS PARA A ILUMINAÇÃO DA ENTRADA E LATERAL DA PRM. SPRAY LUBRIFICANTE PARA MANUTEN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,1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9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DESIGN &amp; GRILL <text:s/>- <text:s/>DANIEL RISSIERI DOS SANTOS <text:s/>CRESTANI</text:p>
          </table:table-cell>
          <table:covered-table-cell table:number-columns-repeated="7"/>
          <table:table-cell office:value-type="string" table:number-columns-spanned="3" table:number-rows-spanned="1" table:style-name="ce21">
            <text:p>33.319.117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NO TESTE REALIZADO, VOLTOU MUITA FUMAÇA DEVIDO A SAÍDA DA CHAMINÉ DA CHURRASQUEIRA TER FICADO MUITO ESTREITA. A FUMAÇA COBRIU <text:s/>AMBIENTE DO ÁTICO E CHEGOU NO SAGUÃO DE ENTRADA PELO ELEVA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4</text:p>
          </table:table-cell>
          <table:covered-table-cell/>
          <table:table-cell office:value-type="string" table:number-columns-spanned="8" table:number-rows-spanned="1" table:style-name="ce22">
            <text:p>COLORTOP SUPRI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6.023.597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MUITO CALOR E ILUMINAÇÃO QUE REFLETIA NAS TELAS DOS COMPUTADORES PREJUDICAVAM MUITO O TRABALH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9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ANDRA SA ELECTRIC SOLUTIONS - GLÓRIA - JOINVILLE</text:p>
          </table:table-cell>
          <table:covered-table-cell table:number-columns-repeated="7"/>
          <table:table-cell office:value-type="string" table:number-columns-spanned="3" table:number-rows-spanned="1" table:style-name="ce21">
            <text:p>47.674.429/0005-51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LÂMPADA QUEIMADA, ACABAMENTO DA INSTALAÇÃO DAS FOTOCÉLULAS E INSTALAÇÃO DE SENSOR DE PRESENÇA NA ENTRADA PRINCIP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94,9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ELETRO NACIONAL COMÉRCIO E REPRESNTAÇÕES LTDA - JOINVILLE</text:p>
          </table:table-cell>
          <table:covered-table-cell table:number-columns-repeated="7"/>
          <table:table-cell office:value-type="string" table:number-columns-spanned="3" table:number-rows-spanned="1" table:style-name="ce21">
            <text:p>78.324.316/0001-26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SENSOR DE PRESENÇA E MANUTENÇÃO CAMÊRA CFTV COM CONECTOR QUEIM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9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VALGRI COMPONENTES 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940.429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CAMÊRA CFTV COM CONECTOR QUEIMADO E INSTALAÇÃO DE SENSOR DE PRESENÇA COM LÂMP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1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RIO CAMARGO DE FRANCA - CPF: 662.758.909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7/2024 a 2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LOJA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68-2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A ÁREA DE LIMPEZA E CONSERVAÇÃO E COPEIRAGEM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CORREA MATERIAIS ELÉ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559.947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S PARA USO NA PRM BLUMENAU. SOLICITAÇÃO DA ZELADORIA E COORDENADORIA, APROVADAS PELO SUBCOORDENADOR DÁR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CONSTRUCOLOR MATRIZ</text:p>
          </table:table-cell>
          <table:covered-table-cell table:number-columns-repeated="7"/>
          <table:table-cell office:value-type="string" table:number-columns-spanned="3" table:number-rows-spanned="1" table:style-name="ce21">
            <text:p>78.515.624/0001-3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RODUTO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,9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V.A. DE ALMEIDA &amp; CIA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918.723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PA PROTETORA PARA O ELEVADOR DA PRM BLUMENAU. SOLICITAÇÃO DO COORDENADOR CAIRO, APROVADA A COMPRA VIA SUPRIMENTO DE FUNDOS CONFORME AUTORIZAÇÃO DO COORDENADOR SR MARCOS KIMUR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ERUSA MARTA SINTLINGER - CPF: 709.968.819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8/2024 a 25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09/2024</text:p>
          </table:table-cell>
          <table:covered-table-cell/>
          <table:table-cell office:value-type="string" table:number-columns-spanned="8" table:number-rows-spanned="1" table:style-name="ce22">
            <text:p>NEW POINT INFORMÁTICA JOAÇAB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920.345/000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DUAS BATERIAS WEG 12V 7AH PARA UM NOBREAK NHS, TENDO EM VISTA QUE O MESMO NÃO SEGURA MAIS A ENERGIA (LUZ AMARELA DE ATENÇÃO SEMPRE LIGADA). APENAS UM PEQUENO "PICO" DE ENERGIA DESLIGA O NOBREAK E, CONSEQUENTEMENTE, TODO O COMPUTA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7/2024 a 17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5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DISTRIDASA COMÉRCIO E IMPORTAÇÃO LTDA (DASA)</text:p>
          </table:table-cell>
          <table:covered-table-cell table:number-columns-repeated="7"/>
          <table:table-cell office:value-type="string" table:number-columns-spanned="3" table:number-rows-spanned="1" table:style-name="ce21">
            <text:p>35.001.431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PEÇAS PARA CONSERTO DA PORTA AUTOMÁTICA DA RECEPÇÃO T1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71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4</text:p>
          </table:table-cell>
          <table:covered-table-cell/>
          <table:table-cell office:value-type="string" table:number-columns-spanned="8" table:number-rows-spanned="1" table:style-name="ce22">
            <text:p>SUPERMATEC MATERIALDE CONSTRUÇ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2.948.927/0002-64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TORNEIRA EM COPA DA T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4</text:p>
          </table:table-cell>
          <table:covered-table-cell/>
          <table:table-cell office:value-type="string" table:number-columns-spanned="8" table:number-rows-spanned="1" table:style-name="ce22">
            <text:p>COMERCIAL STECANELA DE MAT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5.767.943/0002-31</text:p>
          </table:table-cell>
          <table:covered-table-cell table:number-columns-repeated="2"/>
          <table:table-cell office:value-type="string" table:number-columns-spanned="10" table:number-rows-spanned="1" table:style-name="ce23">
            <text:p>MELHORIAS NOS INTERRUPTORES DO AUDITÓRIO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3,6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4</text:p>
          </table:table-cell>
          <table:covered-table-cell/>
          <table:table-cell office:value-type="string" table:number-columns-spanned="8" table:number-rows-spanned="1" table:style-name="ce22">
            <text:p>COMERCIAL STECANELA DE MAT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5.767.943/0002-3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LEMENTAÇÃO DAS LUMINÁRIAS DO AUDITÓRIO DA 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5,0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9/2024</text:p>
          </table:table-cell>
          <table:covered-table-cell/>
          <table:table-cell office:value-type="string" table:number-columns-spanned="8" table:number-rows-spanned="1" table:style-name="ce22">
            <text:p>COMERCIAL STECANELA DE MAT ELETR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5.767.943/0002-31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AS LUMINÁRIAS DO MINIAUDITÓRIO POR DETERMINAÇÃO DO SECRETÁRIO ESTADUAL, MAXIMILIANO ELLER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GOR ALVES DOS SANTOS - CPF: 220.781.438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6/2024 a 2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26-73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AS PILHAS DA FECHADURA ELETRONICA E DOS CONTROLES REMOT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9,8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8/09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26-73</text:p>
          </table:table-cell>
          <table:covered-table-cell table:number-columns-repeated="2"/>
          <table:table-cell office:value-type="string" table:number-columns-spanned="10" table:number-rows-spanned="1" table:style-name="ce23">
            <text:p>NÃO TINHAMOS TALHERES SUFICIENTE PARA 4 SERVIDORES NO POSTO, COMO O PESSOAL QUE ESTA FAZENDO PRESENCIAL VEM DE OUTRA CIDADE ESTÃO ALMOÇANDO AQUI E COM ISSO ME PEDIRAM PARA COMPRAR UNS TALHERES FALTAN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4</text:p>
          </table:table-cell>
          <table:covered-table-cell/>
          <table:table-cell office:value-type="string" table:number-columns-spanned="8" table:number-rows-spanned="1" table:style-name="ce22">
            <text:p>S E C CENTER COMERCIO D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305.83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20 METROS DE MANGUEIRA PARA JARDIM PARA UTILIZAÇÃ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ICARDO DA SILVEIRA BALLINHAS - CPF: 449.793.5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7/2024 a 1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4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CENTRO DE PELICULAS PARA VIDROS</text:p>
          </table:table-cell>
          <table:covered-table-cell table:number-columns-repeated="7"/>
          <table:table-cell office:value-type="string" table:number-columns-spanned="3" table:number-rows-spanned="1" table:style-name="ce21">
            <text:p>39.498.607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COLOCAÇÃO DE ADESIVO ALUSIVO AO EVENTO FRITZ MULLER NAS PAREDES ENVIDRAÇADAS DO MEMORIAL DA PRSC, CONFORME SOLICITAÇÃO DA AG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ICARDO DA SILVEIRA BALLINHAS - CPF: 449.793.5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7/2024 a 3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SERIAL IMPRESSOES E INFORMATIC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202.798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BANNER PARA DIVULGAÇÃO EVENTO 200 ANOS FRITZ MULLER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LOJAS DE DEPARTAMENTOS MILIUM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10-06</text:p>
          </table:table-cell>
          <table:covered-table-cell table:number-columns-repeated="2"/>
          <table:table-cell office:value-type="string" table:number-columns-spanned="10" table:number-rows-spanned="1" table:style-name="ce23">
            <text:p>COLA SILICONE BRASCOART 100G BRASCOLA 3506.10.90 <text:s/>000 5929 PC 4,000 13,90 55,60 55,60 <text:s/>1045478 <text:s text:c="4"/>COLA SILICONE P/ARTESANATO 51G TEKBOND 3506.10.90 <text:s/>200 5929 PC 4,000 8,50 <text:s/>34,00; PEDIDO DO CA/PRSC EM 25.10.2024 -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8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ILHA MAIS INFORMÁTICA LTDA. EPP (INFOSHOP)</text:p>
          </table:table-cell>
          <table:covered-table-cell table:number-columns-repeated="7"/>
          <table:table-cell office:value-type="string" table:number-columns-spanned="3" table:number-rows-spanned="1" table:style-name="ce21">
            <text:p>02.203.379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TONER COMP. SAMSUNG ML D2850B/XIL ML2850/ML2851; AQUISIÇÃO DE 2 UNIDADES CONFORME SOLICITAÇÃO DO CA/PRSC EM 24.09.2024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8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IZ CLAUDIO MENDONCA CONCEICAO - CPF: 235.021.265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7/2024 a 03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4</text:p>
          </table:table-cell>
          <table:covered-table-cell/>
          <table:table-cell office:value-type="string" table:number-columns-spanned="8" table:number-rows-spanned="1" table:style-name="ce22">
            <text:p>ELETRÔNICA NACIONAL</text:p>
          </table:table-cell>
          <table:covered-table-cell table:number-columns-repeated="7"/>
          <table:table-cell office:value-type="string" table:number-columns-spanned="3" table:number-rows-spanned="1" table:style-name="ce21">
            <text:p>00.416.077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AMPAINHA DA SALA DE ATENDI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6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8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4</text:p>
          </table:table-cell>
          <table:covered-table-cell/>
          <table:table-cell office:value-type="string" table:number-columns-spanned="8" table:number-rows-spanned="1" table:style-name="ce22">
            <text:p>PAULO SERGIO CHAVEIRO AUGUSTA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4.290.758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SETORES E GABINET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9/2024</text:p>
          </table:table-cell>
          <table:covered-table-cell/>
          <table:table-cell office:value-type="string" table:number-columns-spanned="8" table:number-rows-spanned="1" table:style-name="ce22">
            <text:p>ALTA MÉD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9.872.265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SETOR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4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8 - PRR1ª REGIÃO - PRR/1ª REGIAO - BRASIL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A RODRIGUES FERNANDES - CPF: 002.091.871-2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8/2024 a 3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8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VIA ASA SUL MATERIAIS PARA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0.077.151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JUSTIFICATIVA <text:s/>PARA <text:s/>A <text:s/>AQUISIÇÃO <text:s/>ADVÉM <text:s/>DA <text:s/>NECESSIDADE <text:s/>DE <text:s/>INSTALAÇÃO <text:s/>DE TUBULAÇÃO DE VENTILAÇÃO DO BANHEIRO DO GABINETE DO ANDAR TÉRREO, QUE NÃO FOI REALIZADA E NÃO ESTAVA PREVISTA NO CONTRATO DE REFORMA REC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90</text:p>
          </table:table-cell>
          <table:covered-table-cell/>
          <table:table-cell table:number-columns-repeated="16359"/>
        </table:table-row>
        <table:table-row table:style-name="ro7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FUTURA COMERCIO DE FERRAGENS E FERRAMENTAS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6.967.224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JUSTIFICATIVA PARA A CONTRATAÇÃO DO SERVIÇO DE REGULAGEM DA PORTA BLINDEX DO RESTAURANTE DA PRR1ª REGIÃO ADVÉM DA NECESSIDADE DE AJUSTAR A PORTA EXISTENTE NO AMBIENTE CITADO <text:s/>QUE <text:s/>ENCONTRA-SE <text:s/>ATUALMENTE <text:s/>ARRASTANDO <text:s/>NO <text:s/>PISO <text:s/>AO <text:s/>SER <text:s/>ABERTA/FECHADA. <text:s/>DEVIDO <text:s/>AO <text:s/>RISCO DE <text:s/>QUEBRA <text:s/>DO <text:s/>VIDRO <text:s/>É <text:s/>NECESSÁRIO <text:s/>QUE <text:s/>O <text:s text:c="2"/>SERVIÇO <text:s/>SEJA <text:s/>REALIZADO <text:s/>POR <text:s/>EMPRESA <text:s/>ESPECIALIZADA, <text:s/>OU SEJA, <text:s/>COM <text:s/>MÃO <text:s/>DE <text:s/>OBRA <text:s/>DE <text:s/>VIDRACEIRO, <text:s/>A <text:s/>QUAL <text:s/>NÃO <text:s/>FAZ <text:s/>PARTE <text:s/>DO <text:s/>ESCOPO <text:s/>DA <text:s/>CONTRATAÇÃO <text:s/>DE MANUTENÇÃO PREDIAL (Nº 11/2023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LSON GARCIA DA SILVA - CPF: 480.672.101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6/2024 a 2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9/2024</text:p>
          </table:table-cell>
          <table:covered-table-cell/>
          <table:table-cell office:value-type="string" table:number-columns-spanned="8" table:number-rows-spanned="1" table:style-name="ce22">
            <text:p>APOIO DENTAL COMERCIO DE PRODUTOS E EQUIP. ODONTOLOGICOS EM GERAL EIRELI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10.925.214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NSUMOS E MATERIAIS ODONTOLÓGICOS PARA A PRR3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6,9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9/2024</text:p>
          </table:table-cell>
          <table:covered-table-cell/>
          <table:table-cell office:value-type="string" table:number-columns-spanned="8" table:number-rows-spanned="1" table:style-name="ce22">
            <text:p>RAIA DROGASIL S/A</text:p>
          </table:table-cell>
          <table:covered-table-cell table:number-columns-repeated="7"/>
          <table:table-cell office:value-type="string" table:number-columns-spanned="3" table:number-rows-spanned="1" table:style-name="ce21">
            <text:p>61.585.865/0019-80</text:p>
          </table:table-cell>
          <table:covered-table-cell table:number-columns-repeated="2"/>
          <table:table-cell office:value-type="string" table:number-columns-spanned="10" table:number-rows-spanned="1" table:style-name="ce23">
            <text:p>ÁLCOOL EM GEL PARA UTILIZAÇÃO NO CONSULTÓRIO ODONTOLÓGICO DA PRR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ERNANDO ROSSATO DE ALMEIDA SANTOS - CPF: 220.629.328-5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7/2024 a 27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9/09/2024</text:p>
          </table:table-cell>
          <table:covered-table-cell/>
          <table:table-cell office:value-type="string" table:number-columns-spanned="8" table:number-rows-spanned="1" table:style-name="ce22">
            <text:p>EMBRACOP SERVICOS DE IMPRESSAO E ACABAMENT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9.537.810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TENDO EM VISTA A DIVULGAÇÃO DO NOVO MAPA ESTRATÉGICO E FUTURA OFICINA A SER REALIZADA NOS DIAS 13 E 14 DE NOVEMBRO NESTA UNIDADE MINISTERIAL, FAZ-SE <text:s/>NECESSÁRIA A SUBSTITUIÇÃO DOS MAPAS ESTRATÉGICOS PARA A NOVA VERSÃO. HTTPS://NOVOPORTAL.MPF.MP.BR/NOVAINTRA/INFORMA/2024/PLANEJAMENTO- ESTRATEGICO/IMAGE20240905194604.PNG/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3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7/2024 a 1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4</text:p>
          </table:table-cell>
          <table:covered-table-cell/>
          <table:table-cell office:value-type="string" table:number-columns-spanned="8" table:number-rows-spanned="1" table:style-name="ce22">
            <text:p>FERRAGEM PORÃO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95.114.922/0002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3 UNIDADES DE ESPUMA DE POLIURETANO 500ML UNIPEGA- REF 19931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9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DESIVAGEM DE 3 PLACAS DE PORT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9/2024</text:p>
          </table:table-cell>
          <table:covered-table-cell/>
          <table:table-cell office:value-type="string" table:number-columns-spanned="8" table:number-rows-spanned="1" table:style-name="ce22">
            <text:p>AMBIENTALLIZE LOCADORA DE MATERIAIS PARA EVENTOS</text:p>
          </table:table-cell>
          <table:covered-table-cell table:number-columns-repeated="7"/>
          <table:table-cell office:value-type="string" table:number-columns-spanned="3" table:number-rows-spanned="1" table:style-name="ce21">
            <text:p>18.705.786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LOCAÇÃO DE MATERIAIS PARA EVENTO, 8 POLTRONAS E 2 TAPE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529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4</text:p>
          </table:table-cell>
          <table:covered-table-cell/>
          <table:table-cell office:value-type="string" table:number-columns-spanned="8" table:number-rows-spanned="1" table:style-name="ce22">
            <text:p>CANOAS SERVIÇO DE DESENTUPIDO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627.207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CANO DA COZINHA DO RESTAURANTE ENTUPIU E PRECISA <text:s/>SERVIÇO ESPECIALIZADO PARA CONSER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9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9/2024</text:p>
          </table:table-cell>
          <table:covered-table-cell/>
          <table:table-cell office:value-type="string" table:number-columns-spanned="8" table:number-rows-spanned="1" table:style-name="ce22">
            <text:p>PLENOBRAS DISTRIBUIDORA ELÉTRICA E HIDRÁUL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2.313.828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ELÉTRICO PARA USO DA YBISSISTEM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PATRICK DOS ANJOS BITENCOURT</text:p>
          </table:table-cell>
          <table:covered-table-cell table:number-columns-repeated="7"/>
          <table:table-cell office:value-type="string" table:number-columns-spanned="3" table:number-rows-spanned="1" table:style-name="ce21">
            <text:p>27.677.126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DUAS CHAVES PADRÃO CEEE PARA DIPONIBILIZAR ACESSO AO QUADRO ELÉTRICO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4</text:p>
          </table:table-cell>
          <table:covered-table-cell/>
          <table:table-cell office:value-type="string" table:number-columns-spanned="8" table:number-rows-spanned="1" table:style-name="ce22">
            <text:p>LIVRARIA INDEPENDÊN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1.084.731/0001-18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NECESSÁRIA PARA CAMPANHA DO ALEITAMENTO MATERN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9,9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7/2024 a 1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4</text:p>
          </table:table-cell>
          <table:covered-table-cell/>
          <table:table-cell office:value-type="string" table:number-columns-spanned="8" table:number-rows-spanned="1" table:style-name="ce22">
            <text:p>PRIME STORE ACESSORIOS PARA CELUL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1.612.273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UMA CAPA E UMA PELÍCULA PARA CELULAR. PROTEÇÃO DO APARELH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6/09/2024</text:p>
          </table:table-cell>
          <table:covered-table-cell/>
          <table:table-cell office:value-type="string" table:number-columns-spanned="8" table:number-rows-spanned="1" table:style-name="ce22">
            <text:p>FLORICULTURA SANTA FÉ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7.034.344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FLORICULTURA SANTA FÉ CNPJ87.034.344/0001-08 NF10.161 DE 16/09/24 COMPRA DE 10 SACOS DE TERRA ADUBADA DE 20KG CADA PARA USO NOS VASOS DE PLANTAS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09/2024</text:p>
          </table:table-cell>
          <table:covered-table-cell/>
          <table:table-cell office:value-type="string" table:number-columns-spanned="8" table:number-rows-spanned="1" table:style-name="ce22">
            <text:p>KALUNGA COM E IND G 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082-1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UAS RESMAS DE PAPEL COUCHE PARA ORGANIZAÇÃO DE EV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KALUNGA COM E IND G RÁF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082-15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QUATRO FITAS DUPLA FACE PARA COLOCAÇÃO DE QUADROS NO FOYE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8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4</text:p>
          </table:table-cell>
          <table:covered-table-cell/>
          <table:table-cell office:value-type="string" table:number-columns-spanned="8" table:number-rows-spanned="1" table:style-name="ce22">
            <text:p>MAXXYNPRESS GRÁFICA DIGITAL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94.166.956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TRÊS PLACAS PARA IDENTIFICAR O MARCO DA ENCHENTE E UMA PARA CAMPANHA DE SUSTENTABIL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2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DIEGO JARDIM PETTER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8.695.921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E INSTALAÇÃO DE ADESIVOS ALUSIVOS À ENCHENTE DE MAIO DE 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3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COMÉRCIO DE FERRAGENS LAMPE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0.550.427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OIS ROLOS DE LINHA DE NYLON DE METROS CADA PARA FIXAR QUADROS NO FOYER DA PRR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6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5/09/2024</text:p>
          </table:table-cell>
          <table:covered-table-cell/>
          <table:table-cell office:value-type="string" table:number-columns-spanned="8" table:number-rows-spanned="1" table:style-name="ce22">
            <text:p>MAXXYNPRESS GRÁFICA DIGITAL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94.166.956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 CONTRATAÇÃO EM QUESTÃO ESTÁ ALINHADA AO EIXO MENCIONADO ACIMA, POIS É MOTIVADA PELA NECESSIDADE DE ADQUIRIR BANNERS E FAIXA COM O LOGO DA SUSTENTABILIDADE DO MPF QUE SERÃO EXPOSTOS <text:s/>DURANTE <text:s/>O <text:s/>EVENTO <text:s/>SOBRE <text:s/>O <text:s/>MEIO <text:s/>AMBIENTE <text:s/>QUE <text:s/>ACONTECERÁ <text:s/>NOS <text:s/>DIAS <text:s/>11 <text:s/>E <text:s/>12 <text:s/>DE NOVEMBRO DESSE AN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09/2024</text:p>
          </table:table-cell>
          <table:covered-table-cell/>
          <table:table-cell office:value-type="string" table:number-columns-spanned="8" table:number-rows-spanned="1" table:style-name="ce22">
            <text:p>CLASSUL IND. E COM. DE PLACAS E BRIND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8.605.962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UMA PLACA DE HOMENAGEM PARA EVENTO DO DIA 30/09/2024 NO AUDITÓ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4 a 13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7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POLVO CARIMBOS</text:p>
          </table:table-cell>
          <table:covered-table-cell table:number-columns-repeated="7"/>
          <table:table-cell office:value-type="string" table:number-columns-spanned="3" table:number-rows-spanned="1" table:style-name="ce21">
            <text:p>44.329.047/0001-7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UAS ALMOFADAS PARA CAPTURA DE IMPRESSÕES DIGITAIS PARA DOCU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7/2024 a 18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9/2024</text:p>
          </table:table-cell>
          <table:covered-table-cell/>
          <table:table-cell office:value-type="string" table:number-columns-spanned="8" table:number-rows-spanned="1" table:style-name="ce22">
            <text:p>CIA ZAFFARI COM E IND - LOJA 14</text:p>
          </table:table-cell>
          <table:covered-table-cell table:number-columns-repeated="7"/>
          <table:table-cell office:value-type="string" table:number-columns-spanned="3" table:number-rows-spanned="1" table:style-name="ce21">
            <text:p>93.015.006/0019-42</text:p>
          </table:table-cell>
          <table:covered-table-cell table:number-columns-repeated="2"/>
          <table:table-cell office:value-type="string" table:number-columns-spanned="10" table:number-rows-spanned="1" table:style-name="ce23">
            <text:p>DOIS SACOS DE GELO PARA COQUETEL DO EVENTO DO DIA 30/09/202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DOS SANTOS - CPF: 913.310.05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7/2024 a 04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83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4</text:p>
          </table:table-cell>
          <table:covered-table-cell/>
          <table:table-cell office:value-type="string" table:number-columns-spanned="8" table:number-rows-spanned="1" table:style-name="ce22">
            <text:p>ADEMIR JOEL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1.505.083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A PORTA AUTOMÁTICA DA RECEP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9/09/2024</text:p>
          </table:table-cell>
          <table:covered-table-cell/>
          <table:table-cell office:value-type="string" table:number-columns-spanned="8" table:number-rows-spanned="1" table:style-name="ce22">
            <text:p>MAXXYNPRESS GRÁFICA DIGITAL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94.166.956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DESIVOS PARA CAVALETES CUJA <text:s/>FINALIDADE SERÁ INFORMAR O PÚBLICO QUE UTILIZA O ESTACIONAMENTO DO 2º ANDAR SOBRE O RISCO DE MANOBRAR NO LOC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4/09/2024</text:p>
          </table:table-cell>
          <table:covered-table-cell/>
          <table:table-cell office:value-type="string" table:number-columns-spanned="8" table:number-rows-spanned="1" table:style-name="ce22">
            <text:p>D&amp;M EXTINTORE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865.782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06 (SEIS) UNIDADES DE MANGUEIRAS DO SISTEMA DE COMBATE A INCÊNDIO, DESTA REGIONAL, REPROVADAS EM TESTE DURANTE A MANUTENÇÃO ANUAL DOS EXTINTORES E MANGUEIRAS DE INCÊN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13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7 - PRR5ª REGIÃO - PRR/5ª REGIAO - RECIF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UREA FREIRE AMORIM - CPF: 179.121.994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4 a 10/09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7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4</text:p>
          </table:table-cell>
          <table:covered-table-cell/>
          <table:table-cell office:value-type="string" table:number-columns-spanned="8" table:number-rows-spanned="1" table:style-name="ce22">
            <text:p>IrmãosSiviniLtda¿ME</text:p>
          </table:table-cell>
          <table:covered-table-cell table:number-columns-repeated="7"/>
          <table:table-cell office:value-type="string" table:number-columns-spanned="3" table:number-rows-spanned="1" table:style-name="ce21">
            <text:p>41.094.087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2 BOTIJÕES DE GÁS GLPDE 13KGS PARA ATENDER DEMANDA DAS COPAS DA PRR5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4/12/2024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208" table:style-name="ro8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24-12-04T20:20:41Z</meta:creation-date>
    <dc:date>2024-12-04T20:20:41Z</dc:date>
  </office:meta>
</office:document-meta>
</file>